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" svg:font-family="'Avenir Nex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'Noto Sans', Helvetica, Arial, sans-serif, 'Apple Color Emoji', 'Segoe UI Emoji'"/>
  </office:font-face-decls>
  <office:automatic-styles>
    <style:style style:name="P1" style:family="paragraph" style:parent-style-name="Heading_20_4">
      <style:paragraph-properties fo:margin-left="0cm" fo:margin-right="0cm" fo:line-height="125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 officeooo:paragraph-rsid="0027b76d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pple-system" fo:font-size="12pt" fo:letter-spacing="normal" fo:font-style="normal" fo:font-weight="normal" officeooo:rsid="001fbffb" officeooo:paragraph-rsid="0026e300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pple-system" fo:font-size="12pt" fo:letter-spacing="normal" fo:font-style="normal" fo:font-weight="normal" officeooo:paragraph-rsid="0026e300"/>
    </style:style>
    <style:style style:name="P4" style:family="paragraph" style:parent-style-name="Heading_20_4">
      <style:paragraph-properties fo:margin-left="0cm" fo:margin-right="0cm" fo:line-height="125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pple-system" fo:font-size="12pt" fo:letter-spacing="normal" fo:font-style="normal" fo:font-weight="normal" officeooo:paragraph-rsid="0027b76d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fo:letter-spacing="normal" officeooo:paragraph-rsid="0027b76d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 officeooo:paragraph-rsid="0027b76d"/>
    </style:style>
    <style:style style:name="P8" style:family="paragraph" style:parent-style-name="Heading_20_3">
      <style:paragraph-properties fo:margin-left="0cm" fo:margin-right="0cm" fo:line-height="125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11" style:family="paragraph" style:parent-style-name="Text_20_body">
      <style:paragraph-properties fo:text-align="justify" style:justify-single-word="false"/>
      <style:text-properties style:font-name="Avenir Next" fo:font-size="11pt" officeooo:rsid="001fbffb" officeooo:paragraph-rsid="0026e300" style:font-size-asian="11pt" style:font-size-complex="11pt"/>
    </style:style>
    <style:style style:name="P12" style:family="paragraph" style:parent-style-name="Heading_20_3">
      <style:paragraph-properties fo:text-align="start" style:justify-single-word="false"/>
      <style:text-properties style:font-name="Avenir Next" fo:font-size="11pt" officeooo:rsid="001fbffb" style:font-size-asian="11pt" style:font-size-complex="11pt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Horizontal_20_Line">
      <style:paragraph-properties fo:text-align="start" style:justify-single-word="false"/>
    </style:style>
    <style:style style:name="P15" style:family="paragraph" style:parent-style-name="Heading_20_2">
      <style:paragraph-properties fo:text-align="start" style:justify-single-word="false"/>
    </style:style>
    <style:style style:name="P16" style:family="paragraph" style:parent-style-name="Heading_20_3">
      <style:paragraph-properties fo:text-align="start" style:justify-single-word="false"/>
    </style:style>
    <style:style style:name="P17" style:family="paragraph" style:parent-style-name="Text_20_body" style:list-style-name="L1">
      <style:paragraph-properties fo:text-align="start" style:justify-single-word="false"/>
    </style:style>
    <style:style style:name="P18" style:family="paragraph" style:parent-style-name="Text_20_body" style:list-style-name="L2">
      <style:paragraph-properties fo:text-align="start" style:justify-single-word="false"/>
    </style:style>
    <style:style style:name="P19" style:family="paragraph" style:parent-style-name="Text_20_body" style:list-style-name="L3">
      <style:paragraph-properties fo:text-align="start" style:justify-single-word="false"/>
    </style:style>
    <style:style style:name="P20" style:family="paragraph" style:parent-style-name="Text_20_body" style:list-style-name="L4">
      <style:paragraph-properties fo:text-align="start" style:justify-single-word="false"/>
    </style:style>
    <style:style style:name="P21" style:family="paragraph" style:parent-style-name="Heading_20_4">
      <style:paragraph-properties fo:text-align="start" style:justify-single-word="false"/>
    </style:style>
    <style:style style:name="P22" style:family="paragraph" style:parent-style-name="Text_20_body" style:list-style-name="L5">
      <style:paragraph-properties fo:text-align="start" style:justify-single-word="false"/>
    </style:style>
    <style:style style:name="P23" style:family="paragraph" style:parent-style-name="Text_20_body" style:list-style-name="L6">
      <style:paragraph-properties fo:text-align="start" style:justify-single-word="false"/>
    </style:style>
    <style:style style:name="P24" style:family="paragraph" style:parent-style-name="Text_20_body" style:list-style-name="L7">
      <style:paragraph-properties fo:text-align="start" style:justify-single-word="false"/>
    </style:style>
    <style:style style:name="P25" style:family="paragraph" style:parent-style-name="Text_20_body" style:list-style-name="L8">
      <style:paragraph-properties fo:text-align="start" style:justify-single-word="false"/>
    </style:style>
    <style:style style:name="P26" style:family="paragraph" style:parent-style-name="Text_20_body" style:list-style-name="L9">
      <style:paragraph-properties fo:text-align="start" style:justify-single-word="false"/>
    </style:style>
    <style:style style:name="P27" style:family="paragraph" style:parent-style-name="Text_20_body" style:list-style-name="L10">
      <style:paragraph-properties fo:text-align="start" style:justify-single-word="false"/>
    </style:style>
    <style:style style:name="P28" style:family="paragraph" style:parent-style-name="Horizontal_20_Line">
      <style:paragraph-properties fo:text-align="start" style:justify-single-word="false"/>
      <style:text-properties style:font-name="Avenir Next" fo:font-size="11pt" officeooo:rsid="001fbffb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Avenir Next" fo:font-size="11pt" officeooo:rsid="001fbffb" style:font-size-asian="11pt" style:font-size-complex="11pt"/>
    </style:style>
    <style:style style:name="P30" style:family="paragraph" style:parent-style-name="Text_20_body" style:list-style-name="L11">
      <style:paragraph-properties fo:text-align="start" style:justify-single-word="false"/>
    </style:style>
    <style:style style:name="P31" style:family="paragraph" style:parent-style-name="Text_20_body" style:list-style-name="L12">
      <style:paragraph-properties fo:text-align="start" style:justify-single-word="false"/>
    </style:style>
    <style:style style:name="P32" style:family="paragraph" style:parent-style-name="Text_20_body" style:list-style-name="L13">
      <style:paragraph-properties fo:text-align="start" style:justify-single-word="false"/>
    </style:style>
    <style:style style:name="P33" style:family="paragraph" style:parent-style-name="Text_20_body" style:list-style-name="L14">
      <style:paragraph-properties fo:text-align="start" style:justify-single-word="false"/>
    </style:style>
    <style:style style:name="P34" style:family="paragraph" style:parent-style-name="Text_20_body" style:list-style-name="L15">
      <style:paragraph-properties fo:text-align="start" style:justify-single-word="false"/>
    </style:style>
    <style:style style:name="P35" style:family="paragraph" style:parent-style-name="Text_20_body" style:list-style-name="L16">
      <style:paragraph-properties fo:text-align="start" style:justify-single-word="false"/>
    </style:style>
    <style:style style:name="P36" style:family="paragraph" style:parent-style-name="Text_20_body" style:list-style-name="L17">
      <style:paragraph-properties fo:text-align="start" style:justify-single-word="false"/>
    </style:style>
    <style:style style:name="P37" style:family="paragraph" style:parent-style-name="Text_20_body" style:list-style-name="L18">
      <style:paragraph-properties fo:text-align="start" style:justify-single-word="false"/>
    </style:style>
    <style:style style:name="P38" style:family="paragraph" style:parent-style-name="Text_20_body" style:list-style-name="L19">
      <style:paragraph-properties fo:text-align="start" style:justify-single-word="false"/>
    </style:style>
    <style:style style:name="P39" style:family="paragraph" style:parent-style-name="Text_20_body" style:list-style-name="L20">
      <style:paragraph-properties fo:text-align="start" style:justify-single-word="false"/>
    </style:style>
    <style:style style:name="P40" style:family="paragraph" style:parent-style-name="Text_20_body" style:list-style-name="L21">
      <style:paragraph-properties fo:text-align="start" style:justify-single-word="false"/>
    </style:style>
    <style:style style:name="P41" style:family="paragraph" style:parent-style-name="Text_20_body" style:list-style-name="L22">
      <style:paragraph-properties fo:text-align="start" style:justify-single-word="false"/>
    </style:style>
    <style:style style:name="P42" style:family="paragraph" style:parent-style-name="Standard">
      <style:paragraph-properties fo:text-align="start" style:justify-single-word="false"/>
      <style:text-properties style:font-name="Avenir Next" fo:font-size="11pt" officeooo:rsid="001fbffb" style:font-size-asian="11pt" style:font-size-complex="11pt"/>
    </style:style>
    <style:style style:name="P43" style:family="paragraph" style:parent-style-name="Text_20_body" style:list-style-name="L23">
      <style:paragraph-properties fo:text-align="start" style:justify-single-word="false"/>
    </style:style>
    <style:style style:name="P44" style:family="paragraph" style:parent-style-name="Text_20_body" style:list-style-name="L24">
      <style:paragraph-properties fo:text-align="start" style:justify-single-word="false"/>
    </style:style>
    <style:style style:name="P45" style:family="paragraph" style:parent-style-name="Text_20_body" style:list-style-name="L25">
      <style:paragraph-properties fo:text-align="start" style:justify-single-word="false"/>
    </style:style>
    <style:style style:name="P46" style:family="paragraph" style:parent-style-name="Text_20_body" style:list-style-name="L26">
      <style:paragraph-properties fo:text-align="start" style:justify-single-word="false"/>
    </style:style>
    <style:style style:name="P47" style:family="paragraph" style:parent-style-name="Text_20_body" style:list-style-name="L27">
      <style:paragraph-properties fo:text-align="start" style:justify-single-word="false"/>
    </style:style>
    <style:style style:name="P48" style:family="paragraph" style:parent-style-name="Text_20_body" style:list-style-name="L28">
      <style:paragraph-properties fo:text-align="start" style:justify-single-word="false"/>
    </style:style>
    <style:style style:name="P49" style:family="paragraph" style:parent-style-name="Text_20_body" style:list-style-name="L29">
      <style:paragraph-properties fo:text-align="start" style:justify-single-word="false"/>
    </style:style>
    <style:style style:name="P50" style:family="paragraph" style:parent-style-name="Text_20_body" style:list-style-name="L30">
      <style:paragraph-properties fo:text-align="start" style:justify-single-word="false"/>
    </style:style>
    <style:style style:name="P51" style:family="paragraph" style:parent-style-name="Text_20_body" style:list-style-name="L31">
      <style:paragraph-properties fo:text-align="start" style:justify-single-word="false"/>
    </style:style>
    <style:style style:name="P52" style:family="paragraph" style:parent-style-name="Preformatted_20_Text">
      <style:paragraph-properties fo:text-align="start" style:justify-single-word="false"/>
    </style:style>
    <style:style style:name="P53" style:family="paragraph" style:parent-style-name="Preformatted_20_Text">
      <style:paragraph-properties fo:margin-top="0cm" fo:margin-bottom="0.499cm" style:contextual-spacing="false" fo:text-align="start" style:justify-single-word="false"/>
    </style:style>
    <style:style style:name="P5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27b76d"/>
    </style:style>
    <style:style style:name="T2" style:family="text">
      <style:text-properties officeooo:rsid="001fbffb" style:font-size-asian="11pt" style:font-size-complex="11pt"/>
    </style:style>
    <style:style style:name="T3" style:family="text">
      <style:text-properties officeooo:rsid="00258b1e" style:font-size-asian="11pt" style:font-size-complex="11pt"/>
    </style:style>
    <style:style style:name="T4" style:family="text">
      <style:text-properties officeooo:rsid="0026e300" style:font-size-asian="11pt" style:font-size-complex="11pt"/>
    </style:style>
    <style:style style:name="T5" style:family="text">
      <style:text-properties officeooo:rsid="0026e300"/>
    </style:style>
    <style:style style:name="T6" style:family="text">
      <style:text-properties officeooo:rsid="0027b76d" style:font-size-asian="11pt" style:font-size-complex="11pt"/>
    </style:style>
    <style:style style:name="T7" style:family="text">
      <style:text-properties style:font-name="apple-system" fo:font-size="12pt" fo:font-style="normal" fo:font-weight="normal"/>
    </style:style>
    <style:style style:name="T8" style:family="text">
      <style:text-properties style:font-name="apple-system" fo:font-size="12pt" fo:font-style="normal" fo:font-weight="normal" officeooo:rsid="0027b76d"/>
    </style:style>
    <style:style style:name="T9" style:family="text">
      <style:text-properties officeooo:rsid="002d053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ajudando-quem-precisa-com-um-toque1" text:anchor-type="page" text:anchor-page-number="1" svg:x="-0.741cm" svg:y="0cm" svg:width="0.741cm" draw:z-index="0">
        <draw:text-box fo:min-height="0.741cm">
          <text:p text:style-name="P54"/>
        </draw:text-box>
      </draw:frame>
      <draw:frame draw:style-name="fr1" draw:name="user-content-a-solidariedade-em-tempo-de-crise" text:anchor-type="page" text:anchor-page-number="1" svg:x="-0.741cm" svg:y="0cm" svg:width="0.741cm" draw:z-index="1">
        <draw:text-box fo:min-height="0.741cm">
          <text:p text:style-name="P54"/>
        </draw:text-box>
      </draw:frame>
      <draw:frame draw:style-name="fr1" draw:name="user-content-a-recente-enchente-em-porto-alegre-mobilizou-pessoas-em-todo-o-país-dispostas-a-ajudar-as-vítimas-doações-são-solicitadas-por-diversos-meios-mas-nem-sempre-é-fácil-contribuir-a-falta-de-tempo-o-esquecimento-e-a-dificuldade-em-levar-as-doações-até-os-pontos-de-coleta-são-obstáculos-comuns-um-exemplo-disso-foi-o-carro-de-som-que-passou-pelo-meu-condomínio-pedindo-doações-a-idéia-de-contribuir-era-ótima-mas-a-correria-do-dia-a-dia-e-a-dúvida-sobre-o-que-doar-naquele-momento-me-impediram-de-ajudar" text:anchor-type="page" text:anchor-page-number="1" svg:x="-0.741cm" svg:y="0cm" svg:width="0.741cm" draw:z-index="2">
        <draw:text-box fo:min-height="0.741cm">
          <text:p text:style-name="P54"/>
        </draw:text-box>
      </draw:frame>
      <draw:frame draw:style-name="fr1" draw:name="user-content-pensando-nisso-surgiu-a-ideia-de-um-aplicativo-que-facilite-o-processo-de-doação-com-ele-seria-possível" text:anchor-type="page" text:anchor-page-number="1" svg:x="-0.741cm" svg:y="0cm" svg:width="0.741cm" draw:z-index="3">
        <draw:text-box fo:min-height="0.741cm">
          <text:p text:style-name="P54"/>
        </draw:text-box>
      </draw:frame>
      <draw:frame draw:style-name="fr1" draw:name="user-content-sobre-o-app-sousolidário" text:anchor-type="page" text:anchor-page-number="1" svg:x="-0.741cm" svg:y="0cm" svg:width="0.741cm" draw:z-index="4">
        <draw:text-box fo:min-height="0.741cm">
          <text:p text:style-name="P54"/>
        </draw:text-box>
      </draw:frame>
      <draw:frame draw:style-name="fr1" draw:name="user-content-ajudando-quem-precisa-com-um-toque" text:anchor-type="page" text:anchor-page-number="1" svg:x="-0.741cm" svg:y="0cm" svg:width="0.741cm" draw:z-index="5">
        <draw:text-box fo:min-height="0.741cm">
          <text:p text:style-name="P54"/>
        </draw:text-box>
      </draw:frame>
      <text:h text:style-name="P1" text:outline-level="4"><text:span text:style-name="T1">S</text:span>olidariedade em tempo de crise. <text:span text:style-name="T2">Ajudando quem precisa com um toque!</text:span></text:h>
      <text:p text:style-name="P2"/>
      <text:p text:style-name="P3"><text:span text:style-name="T2"><text:tab/>Olá a todos! </text:span><text:span text:style-name="T3">Meu nome é Assis Berlanda de Medeiros, estou me formando em Engenharia de Software pela Unicesumar, e após alguns cursos e projetos, em abril de 2024, finalizei um curso livre pela Alura de Google AI e havia um desafio de projeto </text:span><text:span text:style-name="T4">para que eu criasse um aplicativo </text:span><text:span text:style-name="T3">que tivesse um impacto social e resolvesse um problema iminente. </text:span><text:span text:style-name="T4">E naquele mesmo mês h</text:span><text:span text:style-name="T3">avia acontecido a tragédia da enchente no Rio Grande do Sul </text:span><text:a xlink:type="simple" xlink:href="https://www.cnnbrasil.com.br/nacional/sul/rs/alagamentos-destruicao-e-183-mortes-relembre-a-tragedia-das-chuvas-no-rs-que-marcou-2024/" text:style-name="Internet_20_link" text:visited-style-name="Visited_20_Internet_20_Link"><text:span text:style-name="T4">veja aqui</text:span></text:a><text:span text:style-name="T3">, que devastou a cidade e destruiu famílias. </text:span></text:p>
      <text:h text:style-name="P4" text:outline-level="4"><text:span text:style-name="T5"><text:tab/>Pois naquela época a</text:span> recente enchente em Porto Alegre mobilizou pessoas em todo o país dispostas a ajudar as vítimas. Doações <text:span text:style-name="T5">foram</text:span> solicitadas por diversos meios, mas nem sempre e<text:span text:style-name="T1">ra</text:span> fácil contribuir. A falta de tempo, o esquecimento e a dificuldade em levar as doações até os pontos de coleta <text:span text:style-name="T1">foram</text:span> obstáculos comuns. Um exemplo disso foi o carro de som que passou pelo meu condomínio pedindo doações. A idéia de contribuir era ótima, mas a correria do dia a dia e a dúvida sobre o que doar naquele momento me impediram de ajudar.</text:h>
      <text:p text:style-name="P5"><text:span text:style-name="T4"><text:tab/>Pensando nisso </text:span><text:span text:style-name="T6">eu</text:span><text:span text:style-name="T4"> tive a idéia de desenvolver um protótipo de um aplicativo que facilit</text:span><text:span text:style-name="T6">asse</text:span><text:span text:style-name="T4"> o processo de doação. Que pudesse ajudar as pessoas nessas situações. </text:span><text:span text:style-name="T6">Com ele será possível:</text:span></text:p>
      <text:p text:style-name="P6">• <text:span text:style-name="T7">Conhecer as necessidades específicas das vítimas: O app informaria quais itens são mais urgentes, evitando doações inadequadas. • Agendar a coleta das doações em casa: Eliminando a necessidade de deslocamento </text:span><text:span text:style-name="T8">a pontos de coletas </text:span><text:span text:style-name="T7">e otimizando o tempo. </text:span></text:p>
      <text:p text:style-name="P7">• Fazer doações em dinheiro de forma segura: Oferecendo uma opção prática para quem prefere contribuir financeiramente, se assim for de interesse. </text:p>
      <text:p text:style-name="P7">• Com um aplicativo como esse, a solidariedade se torna mais acessível, permitindo que mais pessoas ajudem de forma prática e eficiente.</text:p>
      <text:h text:style-name="P8" text:outline-level="3">Sobre o App SouSolidário</text:h>
      <text:p text:style-name="P9">O aplicativo "Sou Solidario" surge como uma solução eficiente para conectar doadores e instituições que apoiam vítimas de desastres ou pessoas em situação de <text:span text:style-name="T1">emergências</text:span>.</text:p>
      <text:p text:style-name="P10"/>
      <text:p text:style-name="P2"><text:tab/></text:p>
      <text:p text:style-name="P11"/>
      <text:h text:style-name="P12" text:outline-level="3"><text:soft-page-break/>🎯 Prompt para criação do aplicativo <text:span text:style-name="Strong_20_Emphasis">“Sou Solidário”</text:span> – Plataforma de Doações Humanitárias</text:h>
      <text:p text:style-name="P13"><text:span text:style-name="Strong_20_Emphasis">Objetivo:</text:span><text:line-break/>Desenvolver um aplicativo web responsivo chamado <text:span text:style-name="Strong_20_Emphasis">“Sou Solidário”</text:span>, com o propósito de conectar pessoas solidárias a campanhas de doação organizadas por empresas, órgãos públicos ou ONGs, para apoiar vítimas de tragédias (enchentes, incêndios, terremotos, etc.). O app deve permitir doações físicas e monetárias (PIX, cartão de crédito, transferência), com agendamento de coleta e acompanhamento por parte da empresa.</text:p>
      <text:p text:style-name="P14"/>
      <text:h text:style-name="P15" text:outline-level="2">🏗️ Estrutura Geral do Aplicativo</text:h>
      <text:h text:style-name="P16" text:outline-level="3">📌 1. Múltiplas empresas e campanhas simultâneas</text:h>
      <text:list text:style-name="L1">
        <text:list-item>
          <text:p text:style-name="P17">O app permitirá o <text:span text:style-name="Strong_20_Emphasis">cadastro de múltiplas empresas</text:span>, cada uma podendo criar e gerenciar suas <text:span text:style-name="Strong_20_Emphasis">próprias campanhas</text:span>.</text:p>
        </text:list-item>
        <text:list-item>
          <text:p text:style-name="P17">Cada empresa possui acesso exclusivo <text:span text:style-name="T9">login e logout </text:span>ao seu painel de gerenciamento (dashboard), onde pode <text:span text:style-name="T9">adicionar, </text:span>visualizar, editar ou <text:span text:style-name="T9">excluir</text:span> suas campanhas.</text:p>
        </text:list-item>
        <text:list-item>
          <text:p text:style-name="P17">As campanhas serão exibidas publicamente na página inicial.</text:p>
        </text:list-item>
      </text:list>
      <text:p text:style-name="P14"/>
      <text:h text:style-name="P15" text:outline-level="2">🏠 Página Inicial – Lista de Campanhas Ativas</text:h>
      <text:list text:style-name="L2">
        <text:list-item>
          <text:p text:style-name="P18">Exibe uma <text:span text:style-name="Strong_20_Emphasis">lista com todas as campanhas ativas</text:span>, com:</text:p>
          <text:list>
            <text:list-item>
              <text:p text:style-name="P18"><text:span text:style-name="Strong_20_Emphasis">Imagem da campanha</text:span></text:p>
            </text:list-item>
            <text:list-item>
              <text:p text:style-name="P18"><text:span text:style-name="Strong_20_Emphasis">Título da tragédia</text:span></text:p>
            </text:list-item>
            <text:list-item>
              <text:p text:style-name="P18"><text:span text:style-name="Strong_20_Emphasis">Breve descrição</text:span></text:p>
            </text:list-item>
          </text:list>
        </text:list-item>
        <text:list-item>
          <text:p text:style-name="P18">O usuário pode <text:span text:style-name="Strong_20_Emphasis">clicar em uma campanha</text:span> para acessar seus detalhes.</text:p>
        </text:list-item>
      </text:list>
      <text:h text:style-name="P16" text:outline-level="3">🔍 Barra de Pesquisa</text:h>
      <text:list text:style-name="L3">
        <text:list-item>
          <text:p text:style-name="P19">Localizada no topo da tela, permite:</text:p>
          <text:list>
            <text:list-item>
              <text:p text:style-name="P19">Buscar uma campanha pelo <text:span text:style-name="Strong_20_Emphasis">nome</text:span></text:p>
            </text:list-item>
          </text:list>
        </text:list-item>
      </text:list>
      <text:p text:style-name="P13"/>
      <text:h text:style-name="P16" text:outline-level="3">ℹ️ Como funciona doar no “Sou Solidário”? (Explicação em 3 passos)</text:h>
      <text:p text:style-name="P13">Apresentada abaixo da lista ou na lateral (desktop):</text:p>
      <text:p text:style-name="P13"><text:span text:style-name="Strong_20_Emphasis">1️⃣ Selecione uma campanha</text:span><text:line-break/>Escolha da lista</text:p>
      <text:p text:style-name="P13"><text:span text:style-name="Strong_20_Emphasis">2️⃣ Escolha o que quer doar</text:span><text:line-break/>Doação em <text:span text:style-name="Strong_20_Emphasis">dinheiro (Pix, cartão, transferência)</text:span> ou <text:span text:style-name="Strong_20_Emphasis">itens físicos</text:span>.</text:p>
      <text:p text:style-name="P13"><text:soft-page-break/><text:span text:style-name="Strong_20_Emphasis">3️⃣ Agende a coleta ou conclua o pagamento</text:span><text:line-break/>Para itens físicos, informe o endereço e agende o horário.<text:line-break/>Para dinheiro, finalize a doação pela plataforma integrada.</text:p>
      <text:p text:style-name="P14"/>
      <text:h text:style-name="P15" text:outline-level="2">🗂️ Visualização de Campanha Selecionada</text:h>
      <text:list text:style-name="L4">
        <text:list-item>
          <text:p text:style-name="P20">Ao clicar em uma campanha, abre uma nova página com:</text:p>
          <text:list>
            <text:list-item>
              <text:p text:style-name="P20">Imagem da tragédia</text:p>
            </text:list-item>
            <text:list-item>
              <text:p text:style-name="P20">Título e descrição detalhada</text:p>
            </text:list-item>
            <text:list-item>
              <text:p text:style-name="P20">Informações da empresa responsável (telefone e e-mail)</text:p>
            </text:list-item>
            <text:list-item>
              <text:p text:style-name="P20">Lista dos <text:span text:style-name="Strong_20_Emphasis">10 itens mais necessários</text:span> (com metas de arrecadação)</text:p>
            </text:list-item>
            <text:list-item>
              <text:p text:style-name="P20">Botão destacado: <text:span text:style-name="Strong_20_Emphasis">“Quero doar agora”</text:span></text:p>
            </text:list-item>
          </text:list>
        </text:list-item>
      </text:list>
      <text:p text:style-name="P14"/>
      <text:h text:style-name="P15" text:outline-level="2">💝 Fluxo de Doação</text:h>
      <text:h text:style-name="P16" text:outline-level="3">Etapas guiadas por páginas separadas (com navegação clara)</text:h>
      <text:h text:style-name="P21" text:outline-level="4">✅ Etapas:</text:h>
      <text:list text:style-name="L5">
        <text:list-item>
          <text:p text:style-name="P22"><text:span text:style-name="Strong_20_Emphasis">Usuário clica em “Quero doar agora”</text:span></text:p>
        </text:list-item>
        <text:list-item>
          <text:p text:style-name="P22">Página apresenta as <text:span text:style-name="Strong_20_Emphasis">opções de doação</text:span>:</text:p>
          <text:list>
            <text:list-item>
              <text:p text:style-name="P22">Doação em <text:span text:style-name="Strong_20_Emphasis">itens físicos</text:span></text:p>
            </text:list-item>
            <text:list-item>
              <text:p text:style-name="P22">Doação em <text:span text:style-name="Strong_20_Emphasis">dinheiro</text:span> (Pix, Cartão de Crédito, Transferência)</text:p>
            </text:list-item>
          </text:list>
        </text:list-item>
        <text:list-item>
          <text:p text:style-name="P22">Cada opção abre uma nova página com formulário específico.</text:p>
        </text:list-item>
        <text:list-item>
          <text:p text:style-name="P22">Navegação com:</text:p>
          <text:list>
            <text:list-item>
              <text:p text:style-name="P22">Botão de <text:span text:style-name="Strong_20_Emphasis">voltar</text:span></text:p>
            </text:list-item>
            <text:list-item>
              <text:p text:style-name="P22">Ou <text:span text:style-name="Strong_20_Emphasis">menu dropdown</text:span> para alternar entre etapas</text:p>
            </text:list-item>
          </text:list>
        </text:list-item>
      </text:list>
      <text:h text:style-name="P21" text:outline-level="4">📦 Doação de Itens:</text:h>
      <text:list text:style-name="L6">
        <text:list-item>
          <text:p text:style-name="P23">Seleção de itens da lista criada pela campanha</text:p>
        </text:list-item>
        <text:list-item>
          <text:p text:style-name="P23">Preenchimento de:</text:p>
          <text:list>
            <text:list-item>
              <text:p text:style-name="P23">Nome completo</text:p>
            </text:list-item>
            <text:list-item>
              <text:p text:style-name="P23">Telefone</text:p>
            </text:list-item>
            <text:list-item>
              <text:p text:style-name="P23">E-mail</text:p>
            </text:list-item>
            <text:list-item>
              <text:p text:style-name="P23">Endereço para coleta</text:p>
            </text:list-item>
            <text:list-item>
              <text:p text:style-name="P23">Agendamento de data e horário (com base nas disponibilidades da empresa)</text:p>
            </text:list-item>
          </text:list>
        </text:list-item>
        <text:list-item>
          <text:p text:style-name="P23"><text:soft-page-break/>Finalização gera um <text:span text:style-name="Strong_20_Emphasis">protocolo de doação + e-mail de agradecimento</text:span></text:p>
        </text:list-item>
      </text:list>
      <text:h text:style-name="P21" text:outline-level="4">💰 Doação em Dinheiro:</text:h>
      <text:list text:style-name="L7">
        <text:list-item>
          <text:p text:style-name="P24">Escolha do método:</text:p>
          <text:list>
            <text:list-item>
              <text:p text:style-name="P24"><text:span text:style-name="Strong_20_Emphasis">Pix</text:span></text:p>
            </text:list-item>
            <text:list-item>
              <text:p text:style-name="P24"><text:span text:style-name="Strong_20_Emphasis">Cartão de crédito</text:span> (integração com gateway)</text:p>
            </text:list-item>
            <text:list-item>
              <text:p text:style-name="P24"><text:span text:style-name="Strong_20_Emphasis">Transferência bancária</text:span></text:p>
            </text:list-item>
          </text:list>
        </text:list-item>
        <text:list-item>
          <text:p text:style-name="P24">Exibição dos dados ou redirecionamento para o pagamento</text:p>
        </text:list-item>
        <text:list-item>
          <text:p text:style-name="P24">Confirmação e envio de recibo por e-mail</text:p>
        </text:list-item>
      </text:list>
      <text:p text:style-name="P14"/>
      <text:h text:style-name="P15" text:outline-level="2">👔 Funcionalidades para Empresas / Órgãos Responsáveis</text:h>
      <text:list text:style-name="L8">
        <text:list-item>
          <text:p text:style-name="P25">Cadastro/Login da empresa</text:p>
        </text:list-item>
        <text:list-item>
          <text:p text:style-name="P25">Criação de campanhas com:</text:p>
          <text:list>
            <text:list-item>
              <text:p text:style-name="P25">Nome e descrição</text:p>
            </text:list-item>
            <text:list-item>
              <text:p text:style-name="P25">Upload de imagem da tragédia</text:p>
            </text:list-item>
            <text:list-item>
              <text:p text:style-name="P25">Conta para recebimento (Pix, banco)</text:p>
            </text:list-item>
            <text:list-item>
              <text:p text:style-name="P25">Integração com <text:span text:style-name="Strong_20_Emphasis">pagamento via cartão de crédito</text:span></text:p>
            </text:list-item>
            <text:list-item>
              <text:p text:style-name="P25">Cadastro de itens solicitados</text:p>
            </text:list-item>
            <text:list-item>
              <text:p text:style-name="P25">Datas e horários disponíveis para coleta</text:p>
            </text:list-item>
            <text:list-item>
              <text:p text:style-name="P25">Contatos (e-mail e telefone)</text:p>
            </text:list-item>
          </text:list>
        </text:list-item>
        <text:list-item>
          <text:p text:style-name="P25">Geração de QR Code para divulgação</text:p>
        </text:list-item>
        <text:list-item>
          <text:p text:style-name="P25">Dashboard:</text:p>
          <text:list>
            <text:list-item>
              <text:p text:style-name="P25">Relatórios por item ou localização (com <text:span text:style-name="Strong_20_Emphasis">Google Maps API</text:span>)</text:p>
            </text:list-item>
            <text:list-item>
              <text:p text:style-name="P25">Listagem de doadores e seus dados</text:p>
            </text:list-item>
            <text:list-item>
              <text:p text:style-name="P25">Exportação de dados</text:p>
            </text:list-item>
          </text:list>
        </text:list-item>
      </text:list>
      <text:p text:style-name="P14"/>
      <text:h text:style-name="P15" text:outline-level="2">👥 Funcionalidades para Usuários Doadores</text:h>
      <text:list text:style-name="L9">
        <text:list-item>
          <text:p text:style-name="P26">Acesso via QR Code ou busca por nome/código</text:p>
        </text:list-item>
        <text:list-item>
          <text:p text:style-name="P26">Escolha de campanha na tela inicial</text:p>
        </text:list-item>
        <text:list-item>
          <text:p text:style-name="P26">Visualização completa da campanha</text:p>
        </text:list-item>
        <text:list-item>
          <text:p text:style-name="P26">Fluxo de doação (com opção de doar itens ou dinheiro)</text:p>
        </text:list-item>
        <text:list-item>
          <text:p text:style-name="P26">Agendamento de coleta</text:p>
        </text:list-item>
        <text:list-item>
          <text:p text:style-name="P26"><text:soft-page-break/>Confirmação por e-mail com protocolo</text:p>
        </text:list-item>
      </text:list>
      <text:p text:style-name="P13"><text:span text:style-name="Emphasis"/></text:p>
      <text:p text:style-name="P14"/>
      <text:h text:style-name="P15" text:outline-level="2">✅ Resultado Esperado</text:h>
      <text:p text:style-name="P13">Um aplicativo web totalmente funcional com:</text:p>
      <text:list text:style-name="L10">
        <text:list-item>
          <text:p text:style-name="P27">Interface amigável e responsiva</text:p>
        </text:list-item>
        <text:list-item>
          <text:p text:style-name="P27">Fluxo de doação intuitivo em etapas</text:p>
        </text:list-item>
        <text:list-item>
          <text:p text:style-name="P27">Cadastro e gerenciamento completo de campanhas</text:p>
        </text:list-item>
        <text:list-item>
          <text:p text:style-name="P27">Relatórios, controle de agendamento e rastreabilidade</text:p>
        </text:list-item>
        <text:list-item>
          <text:p text:style-name="P27">Integrações com meios de pagamento e mapas</text:p>
        </text:list-item>
        <text:list-item>
          <text:p text:style-name="P27">Pronto para deploy em ambiente de produção</text:p>
        </text:list-item>
      </text:list>
      <text:p text:style-name="P28"/>
      <text:p text:style-name="P29"><text:span text:style-name="Strong_20_Emphasis">Documentação Técnica - Aplicativo "Sou Solidário"</text:span></text:p>
      <text:p text:style-name="P14"/>
      <text:h text:style-name="P16" text:outline-level="3">🌎 Visão Geral</text:h>
      <text:p text:style-name="P13"><text:span text:style-name="Strong_20_Emphasis">Nome do projeto:</text:span> Sou Solidário<text:line-break/><text:span text:style-name="Strong_20_Emphasis">Objetivo:</text:span> Criar um aplicativo web responsivo para facilitar a organização e participação em campanhas de doação humanitária (itens ou dinheiro).<text:line-break/><text:span text:style-name="Strong_20_Emphasis">Usuários principais:</text:span> Empresas/organizações (campanhas) e doadores (pessoas físicas).</text:p>
      <text:p text:style-name="P14"/>
      <text:h text:style-name="P16" text:outline-level="3">📆 Funcionalidades por Perfil</text:h>
      <text:h text:style-name="P21" text:outline-level="4">1. Empresa / Organização</text:h>
      <text:list text:style-name="L11">
        <text:list-item>
          <text:p text:style-name="P30">Cadastro/login da empresa</text:p>
        </text:list-item>
        <text:list-item>
          <text:p text:style-name="P30">Criação de campanhas</text:p>
          <text:list>
            <text:list-item>
              <text:p text:style-name="P30">Nome, descrição, imagem</text:p>
            </text:list-item>
            <text:list-item>
              <text:p text:style-name="P30">Lista de itens necessários</text:p>
            </text:list-item>
            <text:list-item>
              <text:p text:style-name="P30">Dados para recebimento de dinheiro (Pix, Cartão, Transferência)</text:p>
            </text:list-item>
            <text:list-item>
              <text:p text:style-name="P30">Datas e horários para coleta</text:p>
            </text:list-item>
            <text:list-item>
              <text:p text:style-name="P30">Contatos (e-mail, telefone)</text:p>
            </text:list-item>
          </text:list>
        </text:list-item>
        <text:list-item>
          <text:p text:style-name="P30">Dashboard de controle</text:p>
          <text:list>
            <text:list-item>
              <text:p text:style-name="P30">Listagem de doadores</text:p>
            </text:list-item>
            <text:list-item>
              <text:p text:style-name="P30"><text:soft-page-break/>Agendamentos de coleta</text:p>
            </text:list-item>
            <text:list-item>
              <text:p text:style-name="P30">Relatórios com Google Maps (por local e por item)</text:p>
            </text:list-item>
          </text:list>
        </text:list-item>
        <text:list-item>
          <text:p text:style-name="P30">Geração de QR Code para cada campanha</text:p>
        </text:list-item>
      </text:list>
      <text:h text:style-name="P21" text:outline-level="4">2. Usuário Doador</text:h>
      <text:list text:style-name="L12">
        <text:list-item>
          <text:p text:style-name="P31">Acessa via QR Code ou busca por nome/código</text:p>
        </text:list-item>
        <text:list-item>
          <text:p text:style-name="P31">Visualiza campanhas ativas (imagem, título, descrição resumida)</text:p>
        </text:list-item>
        <text:list-item>
          <text:p text:style-name="P31">Seleciona uma campanha e vê detalhes completos</text:p>
        </text:list-item>
        <text:list-item>
          <text:p text:style-name="P31">Escolhe entre:</text:p>
          <text:list>
            <text:list-item>
              <text:p text:style-name="P31">Doar itens físicos (com agendamento de coleta)</text:p>
            </text:list-item>
            <text:list-item>
              <text:p text:style-name="P31">Doar dinheiro (Pix, Cartão, Transferência)</text:p>
            </text:list-item>
          </text:list>
        </text:list-item>
        <text:list-item>
          <text:p text:style-name="P31">Cadastro simples (nome, telefone, e-mail, endereço)</text:p>
        </text:list-item>
        <text:list-item>
          <text:p text:style-name="P31">Recebe protocolo por e-mail após doar</text:p>
        </text:list-item>
        <text:list-item>
          <text:p text:style-name="P31">Pode doar para várias campanhas</text:p>
        </text:list-item>
      </text:list>
      <text:p text:style-name="P14"/>
      <text:h text:style-name="P16" text:outline-level="3">💡 Telas Principais (Frontend)</text:h>
      <text:h text:style-name="P21" text:outline-level="4">Roteamento:</text:h>
      <text:list text:style-name="L13">
        <text:list-item>
          <text:p text:style-name="P32"><text:span text:style-name="Source_20_Text">/</text:span> - Home com lista de campanhas + barra de busca + seção "Como doar?"</text:p>
        </text:list-item>
        <text:list-item>
          <text:p text:style-name="P32"><text:span text:style-name="Source_20_Text">/campanha/:id</text:span> - Detalhes da campanha selecionada</text:p>
        </text:list-item>
        <text:list-item>
          <text:p text:style-name="P32"><text:span text:style-name="Source_20_Text">/campanha/:id/doar</text:span> - Opção entre doar itens ou dinheiro</text:p>
        </text:list-item>
        <text:list-item>
          <text:p text:style-name="P32"><text:span text:style-name="Source_20_Text">/campanha/:id/doar/itens</text:span> - Formulário de doação de itens</text:p>
        </text:list-item>
        <text:list-item>
          <text:p text:style-name="P32"><text:span text:style-name="Source_20_Text">/campanha/:id/doar/dinheiro</text:span> - Formulário de doação monetária</text:p>
        </text:list-item>
      </text:list>
      <text:h text:style-name="P21" text:outline-level="4">Componentes:</text:h>
      <text:list text:style-name="L14">
        <text:list-item>
          <text:p text:style-name="P33">Barra de busca por nome ou código QR</text:p>
        </text:list-item>
        <text:list-item>
          <text:p text:style-name="P33">Cards de campanhas ativas</text:p>
        </text:list-item>
        <text:list-item>
          <text:p text:style-name="P33">Modal com passo a passo da doação</text:p>
        </text:list-item>
        <text:list-item>
          <text:p text:style-name="P33">Navegação entre etapas com botões e menu dropdown</text:p>
        </text:list-item>
      </text:list>
      <text:p text:style-name="P14"/>
      <text:h text:style-name="P16" text:outline-level="3">🚀 Stack Tecnológica</text:h>
      <text:h text:style-name="P21" text:outline-level="4">Frontend:</text:h>
      <text:list text:style-name="L15">
        <text:list-item>
          <text:p text:style-name="P34"><text:span text:style-name="Strong_20_Emphasis">React.js</text:span> ou <text:span text:style-name="Strong_20_Emphasis">Next.js</text:span></text:p>
        </text:list-item>
        <text:list-item>
          <text:p text:style-name="P34">TailwindCSS para estilização</text:p>
        </text:list-item>
        <text:list-item>
          <text:p text:style-name="P34"><text:soft-page-break/>Axios (requisições HTTP)</text:p>
        </text:list-item>
        <text:list-item>
          <text:p text:style-name="P34">React Router DOM</text:p>
        </text:list-item>
      </text:list>
      <text:h text:style-name="P21" text:outline-level="4">Backend:</text:h>
      <text:list text:style-name="L16">
        <text:list-item>
          <text:p text:style-name="P35"><text:span text:style-name="Strong_20_Emphasis">Node.js</text:span> com <text:span text:style-name="Strong_20_Emphasis">Express</text:span> ou <text:span text:style-name="Strong_20_Emphasis">NestJS</text:span></text:p>
        </text:list-item>
        <text:list-item>
          <text:p text:style-name="P35">Autenticação JWT</text:p>
        </text:list-item>
        <text:list-item>
          <text:p text:style-name="P35">Upload de imagem (Cloudinary ou AWS S3)</text:p>
        </text:list-item>
        <text:list-item>
          <text:p text:style-name="P35">Integração com APIs:</text:p>
          <text:list>
            <text:list-item>
              <text:p text:style-name="P35">Google Maps</text:p>
            </text:list-item>
            <text:list-item>
              <text:p text:style-name="P35">QR Code Generator</text:p>
            </text:list-item>
            <text:list-item>
              <text:p text:style-name="P35">Serviço de e-mail (ex: SendGrid, Nodemailer)</text:p>
            </text:list-item>
            <text:list-item>
              <text:p text:style-name="P35">Pagamentos: Stripe, Mercado Pago, Pix API</text:p>
            </text:list-item>
          </text:list>
        </text:list-item>
      </text:list>
      <text:h text:style-name="P21" text:outline-level="4">Banco de Dados:</text:h>
      <text:list text:style-name="L17">
        <text:list-item>
          <text:p text:style-name="P36"><text:span text:style-name="Strong_20_Emphasis">PostgreSQL</text:span> ou <text:span text:style-name="Strong_20_Emphasis">MongoDB</text:span></text:p>
        </text:list-item>
      </text:list>
      <text:h text:style-name="P21" text:outline-level="4">Estrutura de Tabelas/Collections:</text:h>
      <text:list text:style-name="L18">
        <text:list-item>
          <text:p text:style-name="P37"><text:span text:style-name="Source_20_Text">users</text:span> (empresa ou doador)</text:p>
        </text:list-item>
        <text:list-item>
          <text:p text:style-name="P37"><text:span text:style-name="Source_20_Text">campaigns</text:span></text:p>
        </text:list-item>
        <text:list-item>
          <text:p text:style-name="P37"><text:span text:style-name="Source_20_Text">donations</text:span></text:p>
        </text:list-item>
        <text:list-item>
          <text:p text:style-name="P37"><text:span text:style-name="Source_20_Text">items</text:span></text:p>
        </text:list-item>
        <text:list-item>
          <text:p text:style-name="P37"><text:span text:style-name="Source_20_Text">schedules</text:span></text:p>
        </text:list-item>
        <text:list-item>
          <text:p text:style-name="P37"><text:span text:style-name="Source_20_Text">payments</text:span></text:p>
        </text:list-item>
      </text:list>
      <text:h text:style-name="P21" text:outline-level="4">Relacionamentos:</text:h>
      <text:list text:style-name="L19">
        <text:list-item>
          <text:p text:style-name="P38">Uma empresa pode ter várias campanhas</text:p>
        </text:list-item>
        <text:list-item>
          <text:p text:style-name="P38">Um doador pode doar para várias campanhas</text:p>
        </text:list-item>
        <text:list-item>
          <text:p text:style-name="P38">Uma campanha pode ter várias doações</text:p>
        </text:list-item>
      </text:list>
      <text:p text:style-name="P14"/>
      <text:h text:style-name="P16" text:outline-level="3">📊 Funcionalidades Avançadas</text:h>
      <text:list text:style-name="L20">
        <text:list-item>
          <text:p text:style-name="P39">Google Maps para relatório visual (por bairro/cidade)</text:p>
        </text:list-item>
        <text:list-item>
          <text:p text:style-name="P39">Protocolo gerado após doação (número + e-mail)</text:p>
        </text:list-item>
        <text:list-item>
          <text:p text:style-name="P39">Agendamento com opções limitadas a datas livres</text:p>
        </text:list-item>
        <text:list-item>
          <text:p text:style-name="P39">Relatório exportável (Excel/CSV)</text:p>
        </text:list-item>
      </text:list>
      <text:p text:style-name="P14"/>
      <text:h text:style-name="P16" text:outline-level="3"><text:soft-page-break/>🌐 Requisitos para Deploy</text:h>
      <text:list text:style-name="L21">
        <text:list-item>
          <text:p text:style-name="P40">Containerização com Docker</text:p>
        </text:list-item>
        <text:list-item>
          <text:p text:style-name="P40">CI/CD com GitHub Actions ou GitLab</text:p>
        </text:list-item>
        <text:list-item>
          <text:p text:style-name="P40">Hospedagem (Vercel/Netlify para frontend, Render/Heroku para backend)</text:p>
        </text:list-item>
        <text:list-item>
          <text:p text:style-name="P40">Banco de dados em nuvem (Supabase, PlanetScale, Mongo Atlas)</text:p>
        </text:list-item>
      </text:list>
      <text:p text:style-name="P14"/>
      <text:h text:style-name="P16" text:outline-level="3">📓 Observações Finais</text:h>
      <text:list text:style-name="L22">
        <text:list-item>
          <text:p text:style-name="P41">O app deve ser responsivo (mobile-first)</text:p>
        </text:list-item>
        <text:list-item>
          <text:p text:style-name="P41">Deve conter acessibilidade básica (leitor de tela, contraste)</text:p>
        </text:list-item>
        <text:list-item>
          <text:p text:style-name="P41">O QR Code de cada campanha deve ser reutilizável e gerar link direto</text:p>
        </text:list-item>
        <text:list-item>
          <text:p text:style-name="P41">Deve permitir integração futura com aplicativos Android/iOS via API REST</text:p>
        </text:list-item>
      </text:list>
      <text:p text:style-name="P14"/>
      <text:h text:style-name="P16" text:outline-level="3">🌟 Resultado Esperado</text:h>
      <text:p text:style-name="P13">Um app robusto, intuitivo, capaz de conectar doadores a campanhas de forma organizada e eficaz, promovendo ajuda rápida e solidária em momentos críticos.</text:p>
      <text:p text:style-name="P42"/>
      <text:p text:style-name="P42"/>
      <text:p text:style-name="P42">gerar também um backlog de tarefas ou diagramas (como fluxo de navegação, arquitetura ou banco de dados).</text:p>
      <text:p text:style-name="P42"/>
      <text:p text:style-name="P29"><text:span text:style-name="Strong_20_Emphasis">Backlog de Tarefas e Diagramas - Projeto Sou Solidário</text:span></text:p>
      <text:p text:style-name="P14"/>
      <text:h text:style-name="P15" text:outline-level="2">📅 Backlog de Tarefas (Product Backlog)</text:h>
      <text:h text:style-name="P16" text:outline-level="3">🚀 Epics</text:h>
      <text:list text:style-name="L23">
        <text:list-item>
          <text:p text:style-name="P43"><text:span text:style-name="Strong_20_Emphasis">Cadastro e autenticação</text:span></text:p>
        </text:list-item>
        <text:list-item>
          <text:p text:style-name="P43"><text:span text:style-name="Strong_20_Emphasis">Criação e gestão de campanhas</text:span></text:p>
        </text:list-item>
        <text:list-item>
          <text:p text:style-name="P43"><text:span text:style-name="Strong_20_Emphasis">Fluxo de doação (itens ou dinheiro)</text:span></text:p>
        </text:list-item>
        <text:list-item>
          <text:p text:style-name="P43"><text:span text:style-name="Strong_20_Emphasis">Agendamento e coleta</text:span></text:p>
        </text:list-item>
        <text:list-item>
          <text:p text:style-name="P43"><text:span text:style-name="Strong_20_Emphasis">Relatórios e mapa de doações</text:span></text:p>
        </text:list-item>
        <text:list-item>
          <text:p text:style-name="P43"><text:span text:style-name="Strong_20_Emphasis">Integrações (pagamento, QR Code, e-mail, Google Maps)</text:span></text:p>
        </text:list-item>
        <text:list-item>
          <text:p text:style-name="P43"><text:span text:style-name="Strong_20_Emphasis">Frontend responsivo com UX acessível</text:span></text:p>
        </text:list-item>
      </text:list>
      <text:h text:style-name="P16" text:outline-level="3"><text:soft-page-break/>💡 Histórias de Usuário (principais)</text:h>
      <text:h text:style-name="P21" text:outline-level="4">Cadastro e autenticação</text:h>
      <text:list text:style-name="L24">
        <text:list-item>
          <text:p text:style-name="P44">Como empresa, quero criar uma conta para poder registrar campanhas.</text:p>
        </text:list-item>
        <text:list-item>
          <text:p text:style-name="P44">Como doador, quero acessar a campanha sem login, apenas via QR code ou busca.</text:p>
        </text:list-item>
      </text:list>
      <text:h text:style-name="P21" text:outline-level="4">Gestão de Campanhas</text:h>
      <text:list text:style-name="L25">
        <text:list-item>
          <text:p text:style-name="P45">Como empresa, quero cadastrar uma nova campanha com imagem, título e descrição.</text:p>
        </text:list-item>
        <text:list-item>
          <text:p text:style-name="P45">Como empresa, quero definir os itens que preciso e como quero receber doações.</text:p>
        </text:list-item>
        <text:list-item>
          <text:p text:style-name="P45">Como empresa, quero inserir minhas chaves de pagamento e endereço para coleta.</text:p>
        </text:list-item>
      </text:list>
      <text:h text:style-name="P21" text:outline-level="4">Doação</text:h>
      <text:list text:style-name="L26">
        <text:list-item>
          <text:p text:style-name="P46">Como doador, quero visualizar a campanha detalhada.</text:p>
        </text:list-item>
        <text:list-item>
          <text:p text:style-name="P46">Como doador, quero escolher entre doar dinheiro ou itens.</text:p>
        </text:list-item>
        <text:list-item>
          <text:p text:style-name="P46">Como doador, quero agendar a coleta no meu endereço.</text:p>
        </text:list-item>
        <text:list-item>
          <text:p text:style-name="P46">Como doador, quero receber um protocolo e agradecimento por e-mail.</text:p>
        </text:list-item>
      </text:list>
      <text:h text:style-name="P21" text:outline-level="4">Relatórios e Logística</text:h>
      <text:list text:style-name="L27">
        <text:list-item>
          <text:p text:style-name="P47">Como empresa, quero acessar relatório com dados dos doadores e agendamentos.</text:p>
        </text:list-item>
        <text:list-item>
          <text:p text:style-name="P47">Como empresa, quero visualizar no mapa os pontos de maior volume de doação.</text:p>
        </text:list-item>
      </text:list>
      <text:p text:style-name="P14"/>
      <text:h text:style-name="P15" text:outline-level="2">🔄 Fluxo de Navegação (User Flow)</text:h>
      <text:list text:style-name="L28">
        <text:list-item>
          <text:p text:style-name="P48"><text:span text:style-name="Strong_20_Emphasis">Home (/</text:span>)</text:p>
          <text:list>
            <text:list-item>
              <text:p text:style-name="P48">Lista de campanhas ativas</text:p>
            </text:list-item>
            <text:list-item>
              <text:p text:style-name="P48">Barra de busca</text:p>
            </text:list-item>
            <text:list-item>
              <text:p text:style-name="P48">Seção "Como doar?" (3 passos)</text:p>
            </text:list-item>
          </text:list>
        </text:list-item>
        <text:list-item>
          <text:p text:style-name="P48"><text:span text:style-name="Strong_20_Emphasis">Campanha selecionada (/campanha/:id)</text:span></text:p>
          <text:list>
            <text:list-item>
              <text:p text:style-name="P48">Imagem, descrição completa</text:p>
            </text:list-item>
            <text:list-item>
              <text:p text:style-name="P48">Botão "Quero doar agora"</text:p>
            </text:list-item>
          </text:list>
        </text:list-item>
        <text:list-item>
          <text:p text:style-name="P48"><text:span text:style-name="Strong_20_Emphasis">Doação (/campanha/:id/doar)</text:span></text:p>
          <text:list>
            <text:list-item>
              <text:p text:style-name="P48">Escolher: [ ] Itens [ ] Dinheiro</text:p>
            </text:list-item>
          </text:list>
        </text:list-item>
        <text:list-item>
          <text:p text:style-name="P48"><text:span text:style-name="Strong_20_Emphasis">Itens (/campanha/:id/doar/itens)</text:span></text:p>
          <text:list>
            <text:list-item>
              <text:p text:style-name="P48">Selecionar itens da lista</text:p>
            </text:list-item>
            <text:list-item>
              <text:p text:style-name="P48">Informar quantidade, dados pessoais, endereço, agendamento</text:p>
            </text:list-item>
          </text:list>
        </text:list-item>
        <text:list-item>
          <text:p text:style-name="P48"><text:span text:style-name="Strong_20_Emphasis">Dinheiro (/campanha/:id/doar/dinheiro)</text:span></text:p>
          <text:list>
            <text:list-item>
              <text:p text:style-name="P48"><text:soft-page-break/>Escolher forma de pagamento: Pix / Cartão / Transferência</text:p>
            </text:list-item>
          </text:list>
        </text:list-item>
        <text:list-item>
          <text:p text:style-name="P48"><text:span text:style-name="Strong_20_Emphasis">Confirmação (/doacao/sucesso)</text:span></text:p>
          <text:list>
            <text:list-item>
              <text:p text:style-name="P48">Mensagem de agradecimento + protocolo</text:p>
            </text:list-item>
          </text:list>
        </text:list-item>
      </text:list>
      <text:p text:style-name="P14"/>
      <text:h text:style-name="P15" text:outline-level="2">🛀 Arquitetura (Sugerida)</text:h>
      <text:p text:style-name="P13"><text:span text:style-name="Strong_20_Emphasis">Frontend (Next.js ou React)</text:span></text:p>
      <text:list text:style-name="L29">
        <text:list-item>
          <text:p text:style-name="P49">Componentes reutilizáveis (CampanhaCard, FormDoacao, etc.)</text:p>
        </text:list-item>
        <text:list-item>
          <text:p text:style-name="P49">Consumo via API REST</text:p>
        </text:list-item>
      </text:list>
      <text:p text:style-name="P13"><text:span text:style-name="Strong_20_Emphasis">Backend (Node.js + Express / NestJS)</text:span></text:p>
      <text:list text:style-name="L30">
        <text:list-item>
          <text:p text:style-name="P50">Autenticação JWT</text:p>
        </text:list-item>
        <text:list-item>
          <text:p text:style-name="P50">Controllers: Campanha, Usuario, Doacao, Pagamento</text:p>
        </text:list-item>
        <text:list-item>
          <text:p text:style-name="P50">Middleware de validação e logging</text:p>
        </text:list-item>
      </text:list>
      <text:p text:style-name="P13"><text:span text:style-name="Strong_20_Emphasis">Serviços Externos:</text:span></text:p>
      <text:list text:style-name="L31">
        <text:list-item>
          <text:p text:style-name="P51">Google Maps API</text:p>
        </text:list-item>
        <text:list-item>
          <text:p text:style-name="P51">Stripe / Mercado Pago / API Pix</text:p>
        </text:list-item>
        <text:list-item>
          <text:p text:style-name="P51">QR Code generator</text:p>
        </text:list-item>
        <text:list-item>
          <text:p text:style-name="P51">Serviço de envio de e-mail (ex: SendGrid)</text:p>
        </text:list-item>
      </text:list>
      <text:p text:style-name="P14"/>
      <text:h text:style-name="P15" text:outline-level="2">📊 Diagrama de Banco de Dados (resumido)</text:h>
      <text:p text:style-name="P52"><text:span text:style-name="Source_20_Text">USUARIOS</text:span></text:p>
      <text:p text:style-name="P52"><text:span text:style-name="Source_20_Text">- id</text:span></text:p>
      <text:p text:style-name="P52"><text:span text:style-name="Source_20_Text">- nome</text:span></text:p>
      <text:p text:style-name="P52"><text:span text:style-name="Source_20_Text">- email</text:span></text:p>
      <text:p text:style-name="P52"><text:span text:style-name="Source_20_Text">- senha (criptografada)</text:span></text:p>
      <text:p text:style-name="P52"><text:span text:style-name="Source_20_Text">- tipo (empresa | doador)</text:span></text:p>
      <text:p text:style-name="P52"/>
      <text:p text:style-name="P52"><text:span text:style-name="Source_20_Text">CAMPANHAS</text:span></text:p>
      <text:p text:style-name="P52"><text:span text:style-name="Source_20_Text">- id</text:span></text:p>
      <text:p text:style-name="P52"><text:span text:style-name="Source_20_Text">- usuario_id (empresa)</text:span></text:p>
      <text:p text:style-name="P52"><text:span text:style-name="Source_20_Text">- titulo</text:span></text:p>
      <text:p text:style-name="P52"><text:span text:style-name="Source_20_Text">- descricao</text:span></text:p>
      <text:p text:style-name="P52"><text:span text:style-name="Source_20_Text">- imagem_url</text:span></text:p>
      <text:p text:style-name="P52"><text:span text:style-name="Source_20_Text">- data_inicio</text:span></text:p>
      <text:p text:style-name="P52"><text:span text:style-name="Source_20_Text">- data_fim</text:span></text:p>
      <text:p text:style-name="P52"/>
      <text:p text:style-name="P52"><text:span text:style-name="Source_20_Text">ITENS_NECESSARIOS</text:span></text:p>
      <text:p text:style-name="P52"><text:span text:style-name="Source_20_Text">- id</text:span></text:p>
      <text:p text:style-name="P52"><text:span text:style-name="Source_20_Text">- campanha_id</text:span></text:p>
      <text:p text:style-name="P52"><text:span text:style-name="Source_20_Text">- nome</text:span></text:p>
      <text:p text:style-name="P52"><text:span text:style-name="Source_20_Text">- quantidade_necessaria</text:span></text:p>
      <text:p text:style-name="P52"/>
      <text:p text:style-name="P52"><text:span text:style-name="Source_20_Text">DOACOES</text:span></text:p>
      <text:p text:style-name="P52"><text:soft-page-break/><text:span text:style-name="Source_20_Text">- id</text:span></text:p>
      <text:p text:style-name="P52"><text:span text:style-name="Source_20_Text">- campanha_id</text:span></text:p>
      <text:p text:style-name="P52"><text:span text:style-name="Source_20_Text">- usuario_id (doador)</text:span></text:p>
      <text:p text:style-name="P52"><text:span text:style-name="Source_20_Text">- tipo (item | dinheiro)</text:span></text:p>
      <text:p text:style-name="P52"><text:span text:style-name="Source_20_Text">- valor (se dinheiro)</text:span></text:p>
      <text:p text:style-name="P52"><text:span text:style-name="Source_20_Text">- protocolo</text:span></text:p>
      <text:p text:style-name="P52"/>
      <text:p text:style-name="P52"><text:span text:style-name="Source_20_Text">ITENS_DOADOS</text:span></text:p>
      <text:p text:style-name="P52"><text:span text:style-name="Source_20_Text">- doacao_id</text:span></text:p>
      <text:p text:style-name="P52"><text:span text:style-name="Source_20_Text">- item_id</text:span></text:p>
      <text:p text:style-name="P52"><text:span text:style-name="Source_20_Text">- quantidade</text:span></text:p>
      <text:p text:style-name="P52"/>
      <text:p text:style-name="P52"><text:span text:style-name="Source_20_Text">AGENDAMENTOS</text:span></text:p>
      <text:p text:style-name="P52"><text:span text:style-name="Source_20_Text">- id</text:span></text:p>
      <text:p text:style-name="P52"><text:span text:style-name="Source_20_Text">- doacao_id</text:span></text:p>
      <text:p text:style-name="P52"><text:span text:style-name="Source_20_Text">- data</text:span></text:p>
      <text:p text:style-name="P52"><text:span text:style-name="Source_20_Text">- horario</text:span></text:p>
      <text:p text:style-name="P52"><text:span text:style-name="Source_20_Text">- endereco_retirada</text:span></text:p>
      <text:p text:style-name="P52"/>
      <text:p text:style-name="P52"><text:span text:style-name="Source_20_Text">PAGAMENTOS</text:span></text:p>
      <text:p text:style-name="P52"><text:span text:style-name="Source_20_Text">- id</text:span></text:p>
      <text:p text:style-name="P52"><text:span text:style-name="Source_20_Text">- doacao_id</text:span></text:p>
      <text:p text:style-name="P52"><text:span text:style-name="Source_20_Text">- metodo (pix | cartao | transferencia)</text:span></text:p>
      <text:p text:style-name="P53"><text:span text:style-name="Source_20_Text">- status</text:span></text:p>
      <text:p text:style-name="P14"/>
      <text:p text:style-name="P13">Se desejar, posso gerar diagramas visuais (UML, ERD, etc.) ou uma versão em Notion/Trello para gestão das tarefas.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" svg:font-family="'Avenir Nex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3:29:09.619360231</meta:creation-date>
    <dc:date>2025-04-09T18:42:09.237011857</dc:date>
    <meta:editing-duration>PT7H37M31S</meta:editing-duration>
    <meta:editing-cycles>12</meta:editing-cycles>
    <meta:generator>LibreOffice/24.8.2.1$MacOSX_X86_64 LibreOffice_project/0f794b6e29741098670a3b95d60478a65d05ef13</meta:generator>
    <meta:document-statistic meta:table-count="0" meta:image-count="0" meta:object-count="0" meta:page-count="11" meta:paragraph-count="279" meta:word-count="1975" meta:character-count="11900" meta:non-whitespace-character-count="10365"/>
  </office:meta>
</office:document-meta>
</file>